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ce621" officeooo:paragraph-rsid="000ce621"/>
    </style:style>
    <style:style style:name="P2" style:family="paragraph" style:parent-style-name="Heading_20_3">
      <style:text-properties officeooo:paragraph-rsid="000ce621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  <style:text-properties officeooo:paragraph-rsid="000ce621"/>
    </style:style>
    <style:style style:name="P8" style:family="paragraph" style:parent-style-name="Standard">
      <style:text-properties officeooo:rsid="000ce621" officeooo:paragraph-rsid="000ce621"/>
    </style:style>
    <style:style style:name="P9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ce621" officeooo:paragraph-rsid="000ce621" style:font-size-asian="28pt" style:font-weight-asian="bold" style:font-size-complex="28pt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rsid="000ce621" officeooo:paragraph-rsid="000ce6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ntrat API</text:p>
      <text:p text:style-name="P10">Structure en general </text:p>
      <text:p text:style-name="P8"/>
      <text:p text:style-name="P8">Admin</text:p>
      <text:p text:style-name="P8"><text:s/>├── crée année scolaire</text:p>
      <text:p text:style-name="P8"><text:s/>├── crée classes</text:p>
      <text:p text:style-name="P8"><text:s/>├── matiere encore genere manuellement mais lance IA au plus tard</text:p>
      <text:p text:style-name="P8"><text:s/>├── affecte profs</text:p>
      <text:p text:style-name="P8"><text:s/>├── valide planning</text:p>
      <text:p text:style-name="P8"/>
      <text:p text:style-name="P10">Contrati API</text:p>
      <text:h text:style-name="P1" text:outline-level="3">Création année scolaire</text:h>
      <text:p text:style-name="P4"><text:span text:style-name="Source_20_Text">POST /academic-years</text:span></text:p>
      <text:p text:style-name="P3"><text:span text:style-name="Source_20_Text">{</text:span></text:p>
      <text:p text:style-name="P5"><text:span text:style-name="Source_20_Text"><text:s text:c="2"/>"name": "2025-2026"</text:span></text:p>
      <text:p text:style-name="P7"><text:span text:style-name="Source_20_Text">}</text:span></text:p>
      <text:h text:style-name="P2" text:outline-level="3">Création classe</text:h>
      <text:p text:style-name="P4"><text:span text:style-name="Source_20_Text">POST /classes</text:span></text:p>
      <text:p text:style-name="P3"><text:span text:style-name="Source_20_Text">{</text:span></text:p>
      <text:p text:style-name="P5"><text:span text:style-name="Source_20_Text"><text:s text:c="2"/>"name": "3ème A",</text:span></text:p>
      <text:p text:style-name="P5"><text:span text:style-name="Source_20_Text"><text:s text:c="2"/>"level": "3ème",</text:span></text:p>
      <text:p text:style-name="P5"><text:span text:style-name="Source_20_Text"><text:s text:c="2"/>"academic_year_id": 1</text:span></text:p>
      <text:p text:style-name="P6"><text:span text:style-name="Source_20_Text">}</text:span></text:p>
      <text:h text:style-name="Heading_20_3" text:outline-level="3">Création professeur</text:h>
      <text:p text:style-name="P4"><text:span text:style-name="Source_20_Text">POST /teachers</text:span></text:p>
      <text:p text:style-name="P3"><text:span text:style-name="Source_20_Text">{</text:span></text:p>
      <text:p text:style-name="P5"><text:span text:style-name="Source_20_Text"><text:s text:c="2"/>"name": "Rakoto",</text:span></text:p>
      <text:p text:style-name="P5"><text:span text:style-name="Source_20_Text"><text:s text:c="2"/>"email": "rakoto@eduflow.mg"</text:span></text:p>
      <text:p text:style-name="P6"><text:span text:style-name="Source_20_Text">}</text:span></text:p>
      <text:h text:style-name="Heading_20_3" text:outline-level="3">Affectation prof → création cours</text:h>
      <text:p text:style-name="P4"><text:span text:style-name="Source_20_Text">POST /courses</text:span></text:p>
      <text:p text:style-name="P3"><text:span text:style-name="Source_20_Text">{</text:span></text:p>
      <text:p text:style-name="P5"><text:span text:style-name="Source_20_Text"><text:s text:c="2"/>"class_id": 1,</text:span></text:p>
      <text:p text:style-name="P5"><text:span text:style-name="Source_20_Text"><text:s text:c="2"/>"subject_id": 2,</text:span></text:p>
      <text:p text:style-name="P5"><text:span text:style-name="Source_20_Text"><text:s text:c="2"/>"teacher_id": 5</text:span></text:p>
      <text:p text:style-name="P6"><text:span text:style-name="Source_20_Text">}</text:span></text:p>
      <text:h text:style-name="Heading_20_3" text:outline-level="3">Création séance</text:h>
      <text:p text:style-name="P4"><text:span text:style-name="Source_20_Text">POST /sessions</text:span></text:p>
      <text:p text:style-name="P3"><text:span text:style-name="Source_20_Text">{</text:span></text:p>
      <text:p text:style-name="P5"><text:span text:style-name="Source_20_Text"><text:s text:c="2"/>"course_id": 10,</text:span></text:p>
      <text:p text:style-name="P5"><text:span text:style-name="Source_20_Text"><text:s text:c="2"/>"day": "Lundi",</text:span></text:p>
      <text:p text:style-name="P5"><text:soft-page-break/><text:span text:style-name="Source_20_Text"><text:s text:c="2"/>"start_time": "08:00",</text:span></text:p>
      <text:p text:style-name="P5"><text:span text:style-name="Source_20_Text"><text:s text:c="2"/>"end_time": "10:00",</text:span></text:p>
      <text:p text:style-name="P5"><text:span text:style-name="Source_20_Text"><text:s text:c="2"/>"room": "Salle 3"</text:span></text:p>
      <text:p text:style-name="P6"><text:span text:style-name="Source_20_Text">}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09:40:29.037851934</meta:creation-date>
    <dc:date>2026-01-22T09:43:40.142703359</dc:date>
    <meta:editing-duration>PT3M12S</meta:editing-duration>
    <meta:editing-cycles>1</meta:editing-cycles>
    <meta:document-statistic meta:table-count="0" meta:image-count="0" meta:object-count="0" meta:page-count="2" meta:paragraph-count="43" meta:word-count="96" meta:character-count="664" meta:non-whitespace-character-count="577"/>
    <meta:generator>LibreOffice/24.2.7.2$Linux_X86_64 LibreOffice_project/420$Build-2</meta:generator>
  </office:meta>
</office:document-meta>
</file>